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Open Sans" svg:font-family="'Open Sans', Helvetica, Arial, sans-serif"/>
    <style:font-face style:name="cooper hewittmedium" svg:font-family="'cooper hewittmediu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a2ec" officeooo:paragraph-rsid="0013a2ec"/>
    </style:style>
    <style:style style:name="P2" style:family="paragraph" style:parent-style-name="Standard">
      <style:paragraph-properties fo:text-align="center" style:justify-single-word="false"/>
      <style:text-properties fo:font-weight="bold" officeooo:rsid="0013a2ec" officeooo:paragraph-rsid="0013a2ec" style:font-weight-asian="bold" style:font-weight-complex="bold"/>
    </style:style>
    <style:style style:name="P3" style:family="paragraph" style:parent-style-name="Standard">
      <style:paragraph-properties fo:text-align="justify" style:justify-single-word="false"/>
      <style:text-properties fo:font-weight="bold" officeooo:rsid="0013a2ec" officeooo:paragraph-rsid="0013a2ec" style:font-weight-asian="bold" style:font-weight-complex="bold"/>
    </style:style>
    <style:style style:name="P4" style:family="paragraph" style:parent-style-name="Standard">
      <style:paragraph-properties fo:text-align="center" style:justify-single-word="false"/>
      <style:text-properties fo:font-weight="bold" officeooo:rsid="00143944" officeooo:paragraph-rsid="00143944" style:font-weight-asian="bold" style:font-weight-complex="bold"/>
    </style:style>
    <style:style style:name="P5" style:family="paragraph" style:parent-style-name="Standard">
      <style:paragraph-properties fo:text-align="justify" style:justify-single-word="false"/>
      <style:text-properties fo:font-weight="bold" officeooo:rsid="00143944" officeooo:paragraph-rsid="00143944" style:font-weight-asian="bold" style:font-weight-complex="bold"/>
    </style:style>
    <style:style style:name="P6" style:family="paragraph" style:parent-style-name="Standard">
      <style:paragraph-properties fo:text-align="center" style:justify-single-word="false"/>
      <style:text-properties fo:font-weight="bold" officeooo:rsid="0014fe08" officeooo:paragraph-rsid="0014fe08" style:font-weight-asian="bold" style:font-weight-complex="bold"/>
    </style:style>
    <style:style style:name="P7" style:family="paragraph" style:parent-style-name="Standard">
      <style:paragraph-properties fo:text-align="justify" style:justify-single-word="false"/>
      <style:text-properties fo:font-weight="bold" officeooo:rsid="001e93f2" officeooo:paragraph-rsid="001e93f2" style:font-weight-asian="bold" style:font-weight-complex="bold"/>
    </style:style>
    <style:style style:name="P8" style:family="paragraph" style:parent-style-name="Standard">
      <style:paragraph-properties fo:text-align="justify" style:justify-single-word="false"/>
      <style:text-properties fo:font-weight="bold" officeooo:rsid="001e93f2" officeooo:paragraph-rsid="001e93f2"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1ee434" officeooo:paragraph-rsid="001ee434" fo:background-color="transparent" style:font-weight-asian="bold" style:font-weight-complex="bold"/>
    </style:style>
    <style:style style:name="P10" style:family="paragraph" style:parent-style-name="Standard">
      <style:paragraph-properties fo:text-align="justify" style:justify-single-word="false"/>
      <style:text-properties fo:font-weight="normal" officeooo:rsid="0013a2ec" officeooo:paragraph-rsid="0013a2ec" style:font-weight-asian="normal" style:font-weight-complex="normal"/>
    </style:style>
    <style:style style:name="P11" style:family="paragraph" style:parent-style-name="Standard">
      <style:paragraph-properties fo:text-align="justify" style:justify-single-word="false"/>
      <style:text-properties fo:font-weight="normal" officeooo:rsid="00143944" officeooo:paragraph-rsid="00143944" style:font-weight-asian="normal" style:font-weight-complex="normal"/>
    </style:style>
    <style:style style:name="P12" style:family="paragraph" style:parent-style-name="Standard">
      <style:paragraph-properties fo:text-align="justify" style:justify-single-word="false"/>
      <style:text-properties fo:font-weight="normal" officeooo:rsid="0014fe08" officeooo:paragraph-rsid="0014fe08" style:font-weight-asian="normal" style:font-weight-complex="normal"/>
    </style:style>
    <style:style style:name="P13" style:family="paragraph" style:parent-style-name="Standard">
      <style:paragraph-properties fo:text-align="justify" style:justify-single-word="false"/>
      <style:text-properties fo:font-weight="normal" officeooo:rsid="0014fe08" officeooo:paragraph-rsid="00143944" style:font-weight-asian="normal" style:font-weight-complex="normal"/>
    </style:style>
    <style:style style:name="P14" style:family="paragraph" style:parent-style-name="Standard">
      <style:paragraph-properties fo:text-align="justify" style:justify-single-word="false"/>
      <style:text-properties fo:font-weight="normal" officeooo:rsid="00163c7a" officeooo:paragraph-rsid="00163c7a" style:font-weight-asian="normal" style:font-weight-complex="normal"/>
    </style:style>
    <style:style style:name="P15" style:family="paragraph" style:parent-style-name="Standard">
      <style:paragraph-properties fo:text-align="justify" style:justify-single-word="false"/>
      <style:text-properties fo:font-weight="normal" officeooo:rsid="0019e821" officeooo:paragraph-rsid="0019e821" style:font-weight-asian="normal" style:font-weight-complex="normal"/>
    </style:style>
    <style:style style:name="P16" style:family="paragraph" style:parent-style-name="Standard">
      <style:paragraph-properties fo:text-align="justify" style:justify-single-word="false"/>
      <style:text-properties fo:font-weight="normal" officeooo:rsid="0019e821" officeooo:paragraph-rsid="0019e821" fo:background-color="#ffff00" style:font-weight-asian="normal" style:font-weight-complex="normal"/>
    </style:style>
    <style:style style:name="P17" style:family="paragraph" style:parent-style-name="Standard">
      <style:paragraph-properties fo:text-align="justify" style:justify-single-word="false"/>
      <style:text-properties fo:color="#000000" fo:font-weight="bold" officeooo:rsid="001ee434" officeooo:paragraph-rsid="001ee434" fo:background-color="transparent" style:font-weight-asian="bold" style:font-weight-complex="bold"/>
    </style:style>
    <style:style style:name="P18" style:family="paragraph" style:parent-style-name="Standard">
      <style:paragraph-properties fo:text-align="justify" style:justify-single-word="false"/>
      <style:text-properties fo:color="#000000" fo:font-weight="normal" officeooo:rsid="001ee434" officeooo:paragraph-rsid="001ee434" fo:background-color="transparent"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4fe08" officeooo:paragraph-rsid="0014fe08"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63c7a" officeooo:paragraph-rsid="00163c7a"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81647" officeooo:paragraph-rsid="00181647" style:font-weight-asian="normal" style:font-weight-complex="normal"/>
    </style:style>
    <style:style style:name="P22"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normal" officeooo:rsid="00181647" officeooo:paragraph-rsid="00181647" style:font-weight-asian="normal" style:font-weight-complex="normal"/>
    </style:style>
    <style:style style:name="P23"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9e821" officeooo:paragraph-rsid="0019e821" style:font-weight-asian="normal" style:font-weight-complex="normal"/>
    </style:style>
    <style:style style:name="P24"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43944" officeooo:paragraph-rsid="0019e821"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cb0b3" officeooo:paragraph-rsid="001cb0b3"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e93f2" officeooo:paragraph-rsid="001e93f2"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e93f2" officeooo:paragraph-rsid="001e93f2" fo:background-color="#ffff00"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normal" officeooo:rsid="001e93f2" officeooo:paragraph-rsid="001e93f2" fo:background-color="transparent" style:font-weight-asian="normal" style:font-weight-complex="normal"/>
    </style:style>
    <style:style style:name="P29"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bold" officeooo:rsid="0014fe08" officeooo:paragraph-rsid="0014fe08" style:font-weight-asian="bold" style:font-weight-complex="bold"/>
    </style:style>
    <style:style style:name="P30"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bold" officeooo:rsid="00163c7a" officeooo:paragraph-rsid="00163c7a" style:font-weight-asian="bold" style:font-weight-complex="bold"/>
    </style:style>
    <style:style style:name="P31"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bold" officeooo:rsid="00181647" officeooo:paragraph-rsid="00181647" style:font-weight-asian="bold" style:font-weight-complex="bold"/>
    </style:style>
    <style:style style:name="P32"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bold" officeooo:rsid="0019e821" officeooo:paragraph-rsid="0019e821" style:font-weight-asian="bold" style:font-weight-complex="bold"/>
    </style:style>
    <style:style style:name="P33" style:family="paragraph" style:parent-style-name="Standard">
      <style:paragraph-properties fo:text-align="center" style:justify-single-word="false"/>
      <style:text-properties fo:font-variant="normal" fo:text-transform="none" fo:color="#273b47" style:font-name="Lato" fo:font-size="12pt" fo:letter-spacing="normal" fo:font-style="normal" fo:font-weight="bold" officeooo:rsid="001e93f2" officeooo:paragraph-rsid="001e93f2" style:font-weight-asian="bold" style:font-weight-complex="bold"/>
    </style:style>
    <style:style style:name="P34" style:family="paragraph" style:parent-style-name="Standard">
      <style:paragraph-properties fo:text-align="justify" style:justify-single-word="false"/>
      <style:text-properties fo:font-variant="normal" fo:text-transform="none" fo:color="#273b47" style:font-name="Lato" fo:font-size="12pt" fo:letter-spacing="normal" fo:font-style="normal" fo:font-weight="bold" officeooo:rsid="001e93f2" officeooo:paragraph-rsid="001e93f2" style:font-weight-asian="bold" style:font-weight-complex="bold"/>
    </style:style>
    <style:style style:name="P35" style:family="paragraph" style:parent-style-name="Standard">
      <style:paragraph-properties fo:text-align="justify" style:justify-single-word="false"/>
      <style:text-properties fo:font-variant="normal" fo:text-transform="none" fo:color="#800000" style:font-name="Lato" fo:font-size="12pt" fo:letter-spacing="normal" fo:font-style="normal" fo:font-weight="normal" officeooo:rsid="001e93f2" officeooo:paragraph-rsid="001e93f2"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800000" style:font-name="Lato" fo:font-size="12pt" fo:letter-spacing="normal" fo:font-style="normal" fo:font-weight="normal" officeooo:rsid="001e93f2" officeooo:paragraph-rsid="001ee434"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800000" style:font-name="cooper hewittmedium" fo:font-size="12pt" fo:letter-spacing="normal" fo:font-style="normal" fo:font-weight="bold" officeooo:rsid="002f9ea1" officeooo:paragraph-rsid="002f9ea1" fo:background-color="transparent"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variant="normal" fo:text-transform="none" fo:color="#ff3333" style:font-name="Lato" fo:font-size="12pt" fo:letter-spacing="normal" fo:font-style="normal" fo:font-weight="normal" officeooo:rsid="001ee434" officeooo:paragraph-rsid="001ee434" fo:background-color="transparent" style:font-weight-asian="normal" style:font-weight-complex="normal"/>
    </style:style>
    <style:style style:name="P39" style:family="paragraph" style:parent-style-name="Standard">
      <style:paragraph-properties fo:text-align="justify" style:justify-single-word="false"/>
      <style:text-properties fo:font-variant="normal" fo:text-transform="none" fo:color="#ff3333" style:font-name="Lato" fo:font-size="12pt" fo:letter-spacing="normal" fo:font-style="normal" fo:font-weight="normal" officeooo:rsid="001ee434" officeooo:paragraph-rsid="00269134" fo:background-color="transparent" style:font-weight-asian="normal" style:font-weight-complex="normal"/>
    </style:style>
    <style:style style:name="P40" style:family="paragraph" style:parent-style-name="Standard">
      <style:paragraph-properties fo:text-align="justify" style:justify-single-word="false"/>
      <style:text-properties fo:font-variant="normal" fo:text-transform="none" fo:color="#ff3333" style:font-name="Lato" fo:font-size="12pt" fo:letter-spacing="normal" fo:font-style="normal" fo:font-weight="normal" officeooo:rsid="0027e6ec" officeooo:paragraph-rsid="0027e6ec" fo:background-color="transparent" style:font-weight-asian="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normal" officeooo:rsid="001ee434" officeooo:paragraph-rsid="001ee434" fo:background-color="transparent" style:font-weight-asian="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normal" officeooo:rsid="0024a4e0" officeooo:paragraph-rsid="0024a4e0" fo:background-color="transparent" style:font-weight-asian="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normal" officeooo:rsid="00269134" officeooo:paragraph-rsid="00269134" fo:background-color="transparent" style:font-weight-asian="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normal" officeooo:rsid="0027e6ec" officeooo:paragraph-rsid="0027e6ec" fo:background-color="transparent" style:font-weight-asian="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normal" officeooo:rsid="0028d0a7" officeooo:paragraph-rsid="00281fc7" fo:background-color="transparent" style:font-weight-asian="normal" style:font-weight-complex="normal"/>
    </style:style>
    <style:style style:name="P46" style:family="paragraph" style:parent-style-name="Standard">
      <style:paragraph-properties fo:text-align="center" style:justify-single-word="false"/>
      <style:text-properties fo:font-variant="normal" fo:text-transform="none" fo:color="#000000" style:font-name="Lato" fo:font-size="12pt" fo:letter-spacing="normal" fo:font-style="normal" fo:font-weight="bold" officeooo:rsid="001ee434" officeooo:paragraph-rsid="001ee434" fo:background-color="transparent" style:font-weight-asian="bold" style:font-weight-complex="bold"/>
    </style:style>
    <style:style style:name="P47" style:family="paragraph" style:parent-style-name="Standard">
      <style:paragraph-properties fo:text-align="center" style:justify-single-word="false"/>
      <style:text-properties fo:font-variant="normal" fo:text-transform="none" fo:color="#000000" style:font-name="Lato" fo:font-size="12pt" fo:letter-spacing="normal" fo:font-style="normal" fo:font-weight="bold" officeooo:rsid="0024a4e0" officeooo:paragraph-rsid="0024a4e0" fo:background-color="transparent" style:font-weight-asian="bold" style:font-weight-complex="bold"/>
    </style:style>
    <style:style style:name="P48" style:family="paragraph" style:parent-style-name="Standard">
      <style:paragraph-properties fo:text-align="center" style:justify-single-word="false"/>
      <style:text-properties fo:font-variant="normal" fo:text-transform="none" fo:color="#000000" style:font-name="Lato" fo:font-size="12pt" fo:letter-spacing="normal" fo:font-style="normal" fo:font-weight="bold" officeooo:rsid="0027e6ec" officeooo:paragraph-rsid="0027e6ec" fo:background-color="transparent" style:font-weight-asian="bold" style:font-weight-complex="bold"/>
    </style:style>
    <style:style style:name="P49"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bold" officeooo:rsid="00281fc7" officeooo:paragraph-rsid="00281fc7" fo:background-color="transparent" style:font-weight-asian="bold" style:font-weight-complex="bold"/>
    </style:style>
    <style:style style:name="P50"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bold" officeooo:rsid="00281fc7" officeooo:paragraph-rsid="0028f81c" fo:background-color="transparent" style:font-weight-asian="bold" style:font-weight-complex="bold"/>
    </style:style>
    <style:style style:name="P51" style:family="paragraph" style:parent-style-name="Standard">
      <style:paragraph-properties fo:text-align="justify" style:justify-single-word="false"/>
      <style:text-properties fo:font-variant="normal" fo:text-transform="none" fo:color="#000000" style:font-name="Lato" fo:font-size="12pt" fo:letter-spacing="normal" fo:font-style="normal" fo:font-weight="bold" officeooo:rsid="00281fc7" officeooo:paragraph-rsid="0028d0a7" fo:background-color="#ffff00" style:font-weight-asian="bold" style:font-weight-complex="bold"/>
    </style:style>
    <style:style style:name="P52" style:family="paragraph" style:parent-style-name="Standard">
      <style:paragraph-properties fo:text-align="center" style:justify-single-word="false"/>
      <style:text-properties fo:font-variant="normal" fo:text-transform="none" fo:color="#000000" style:font-name="cooper hewittmedium" fo:font-size="18pt" fo:letter-spacing="normal" fo:font-style="normal" fo:font-weight="bold" officeooo:rsid="0027e6ec" officeooo:paragraph-rsid="00281fc7" fo:background-color="transparent" style:font-weight-asian="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bold" officeooo:rsid="003bfa48" officeooo:paragraph-rsid="003bfa48" fo:background-color="transparent"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bold" officeooo:rsid="003c983e" officeooo:paragraph-rsid="003c983e" fo:background-color="transparent"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bold" officeooo:rsid="003da537" officeooo:paragraph-rsid="003da537" fo:background-color="transparent"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normal" officeooo:rsid="003a03ce" officeooo:paragraph-rsid="003a03ce" fo:background-color="transparent"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normal" officeooo:rsid="003bfa48" officeooo:paragraph-rsid="003bfa48"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fo:font-weight="normal" officeooo:rsid="00418403" officeooo:paragraph-rsid="00418403"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000000" style:font-name="cooper hewittmedium" fo:font-size="12pt" fo:letter-spacing="normal" fo:font-style="normal" fo:font-weight="normal" officeooo:rsid="002d0fe7" officeooo:paragraph-rsid="002d0fe7"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000000" style:font-name="cooper hewittmedium" fo:font-size="12pt" fo:letter-spacing="normal" fo:font-style="normal" fo:font-weight="normal" officeooo:rsid="002e7034" officeooo:paragraph-rsid="002e7034" fo:background-color="transparent"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352998" officeooo:paragraph-rsid="00352998" fo:background-color="transparent"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356da0" officeooo:paragraph-rsid="00356da0" fo:background-color="transparent"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2f127e" officeooo:paragraph-rsid="002f127e" fo:background-color="transparent"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2f9ea1" officeooo:paragraph-rsid="002f9ea1" fo:background-color="transparent"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3257c7" officeooo:paragraph-rsid="003257c7" fo:background-color="transparent"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343a61" officeooo:paragraph-rsid="00343a61" fo:background-color="transparent"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normal" officeooo:rsid="0031164a" officeooo:paragraph-rsid="0031164a" fo:background-color="transparent" style:font-size-asian="10.5pt" style:font-weight-asian="normal" style:font-size-complex="12pt" style:font-weight-complex="normal"/>
    </style:style>
    <style:style style:name="P68" style:family="paragraph" style:parent-style-name="Standard">
      <style:paragraph-properties fo:text-align="center" style:justify-single-word="false"/>
      <style:text-properties fo:font-variant="normal" fo:text-transform="none" fo:color="#000000" style:font-name="cooper hewittmedium" fo:font-size="12pt" fo:letter-spacing="normal" fo:font-style="normal" fo:font-weight="bold" officeooo:rsid="002f127e" officeooo:paragraph-rsid="002f127e" fo:background-color="transparent" style:font-size-asian="10.5pt" style:font-weight-asian="bold" style:font-size-complex="12pt" style:font-weight-complex="bold"/>
    </style:style>
    <style:style style:name="P69"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bold" officeooo:rsid="002f127e" officeooo:paragraph-rsid="002f127e" fo:background-color="transparent" style:font-size-asian="10.5pt" style:font-weight-asian="bold" style:font-size-complex="12pt" style:font-weight-complex="bold"/>
    </style:style>
    <style:style style:name="P70" style:family="paragraph" style:parent-style-name="Standard">
      <style:paragraph-properties fo:text-align="center" style:justify-single-word="false"/>
      <style:text-properties fo:font-variant="normal" fo:text-transform="none" fo:color="#000000" style:font-name="cooper hewittmedium" fo:font-size="12pt" fo:letter-spacing="normal" fo:font-style="normal" fo:font-weight="bold" officeooo:rsid="00352998" officeooo:paragraph-rsid="00352998" fo:background-color="transparent"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bold" officeooo:rsid="00352998" officeooo:paragraph-rsid="00352998" fo:background-color="transparent" style:font-size-asian="10.5pt" style:font-weight-asian="bold" style:font-size-complex="12pt" style:font-weight-complex="bold"/>
    </style:style>
    <style:style style:name="P72" style:family="paragraph" style:parent-style-name="Standard">
      <style:paragraph-properties fo:text-align="center" style:justify-single-word="false"/>
      <style:text-properties fo:font-variant="normal" fo:text-transform="none" fo:color="#000000" style:font-name="cooper hewittmedium" fo:font-size="12pt" fo:letter-spacing="normal" fo:font-style="normal" fo:font-weight="bold" officeooo:rsid="00356da0" officeooo:paragraph-rsid="00356da0" fo:background-color="transparent" style:font-size-asian="10.5pt" style:font-weight-asian="bold" style:font-size-complex="12pt" style:font-weight-complex="bold"/>
    </style:style>
    <style:style style:name="P73"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bold" officeooo:rsid="00356da0" officeooo:paragraph-rsid="00356da0" fo:background-color="transparent" style:font-size-asian="10.5pt" style:font-weight-asian="bold" style:font-size-complex="12pt" style:font-weight-complex="bold"/>
    </style:style>
    <style:style style:name="P74" style:family="paragraph" style:parent-style-name="Standard">
      <style:paragraph-properties fo:text-align="justify" style:justify-single-word="false"/>
      <style:text-properties fo:font-variant="normal" fo:text-transform="none" fo:color="#000000" style:font-name="cooper hewittmedium" fo:font-size="12pt" fo:letter-spacing="normal" fo:font-style="normal" fo:font-weight="bold" officeooo:rsid="00356da0" officeooo:paragraph-rsid="00356da0" fo:background-color="transparent"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variant="normal" fo:text-transform="none" fo:color="#000000" style:font-name="cooper hewittmedium" fo:font-size="12pt" fo:letter-spacing="normal" fo:font-style="normal" fo:font-weight="bold" officeooo:rsid="002d0fe7" officeooo:paragraph-rsid="002d0fe7" fo:background-color="#ffff00" style:font-size-asian="10.5pt" style:font-weight-asian="bold" style:font-size-complex="12pt"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cooper hewittmedium" fo:font-size="18pt" fo:letter-spacing="normal" fo:font-style="normal" style:text-underline-style="none" fo:font-weight="bold" officeooo:rsid="0044c1d3" officeooo:paragraph-rsid="0044c1d3" style:text-blinking="false"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cooper hewittmedium" fo:font-size="18pt" fo:letter-spacing="normal" fo:font-style="normal" style:text-underline-style="none" fo:font-weight="bold" officeooo:rsid="004808f4" officeooo:paragraph-rsid="004808f4" style:text-blinking="false" fo:background-color="transparent" style:font-size-asian="12pt" style:font-weight-asian="normal" style:font-size-complex="12pt" style:font-weight-complex="normal" loext:padding-left="0in" loext:padding-right="0in" loext:padding-top="0in" loext:padding-bottom="0.1563in" loext:border-left="none" loext:border-right="none" loext:border-top="none" loext:border-bottom="0.06pt solid #dbdbe2"/>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cooper hewittmedium" fo:font-size="18pt" fo:letter-spacing="normal" fo:font-style="normal" style:text-underline-style="none" fo:font-weight="bold" officeooo:rsid="00497b3f" officeooo:paragraph-rsid="00497b3f" style:text-blinking="false" fo:background-color="transparent" style:font-size-asian="12pt" style:font-weight-asian="normal" style:font-size-complex="12pt" style:font-weight-complex="normal" loext:padding-left="0in" loext:padding-right="0in" loext:padding-top="0in" loext:padding-bottom="0.1563in" loext:border-left="none" loext:border-right="none" loext:border-top="none" loext:border-bottom="0.06pt solid #dbdbe2"/>
    </style:style>
    <style:style style:name="P79"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27e6ec" officeooo:paragraph-rsid="0027e6ec" fo:background-color="transparent"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27e6ec" officeooo:paragraph-rsid="00281fc7" fo:background-color="transparent" style:font-weight-asian="normal" style:font-weight-complex="normal"/>
    </style:style>
    <style:style style:name="P81" style:family="paragraph" style:parent-style-name="Standard">
      <style:paragraph-properties fo:text-align="start" style:justify-single-word="false"/>
      <style:text-properties fo:font-variant="normal" fo:text-transform="none" fo:color="#1c3643" style:font-name="Lato" fo:font-size="10.5pt" fo:letter-spacing="normal" fo:font-style="normal" fo:font-weight="normal" officeooo:rsid="0027e6ec" officeooo:paragraph-rsid="00281fc7" fo:background-color="transparent" style:font-weight-asian="normal" style:font-weight-complex="normal"/>
    </style:style>
    <style:style style:name="P82"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56da0" officeooo:paragraph-rsid="00356da0" fo:background-color="transparent" style:font-size-asian="10.5pt" style:font-weight-asian="bold" style:font-size-complex="12pt" style:font-weight-complex="bold"/>
    </style:style>
    <style:style style:name="P83"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75820" officeooo:paragraph-rsid="00375820" fo:background-color="transparent"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91f89" officeooo:paragraph-rsid="00391f89"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a03ce" officeooo:paragraph-rsid="003a03ce"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bfa48" officeooo:paragraph-rsid="003bfa48"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c983e" officeooo:paragraph-rsid="003c983e"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3da537" officeooo:paragraph-rsid="003da537" fo:background-color="transparent"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normal" officeooo:rsid="003da537" officeooo:paragraph-rsid="003da537"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normal" officeooo:rsid="00418403" officeooo:paragraph-rsid="00418403" fo:background-color="transparent"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bold" officeooo:rsid="00391f89" officeooo:paragraph-rsid="00391f89" fo:background-color="transparent" style:font-size-asian="12pt" style:font-weight-asian="bold" style:font-size-complex="12pt" style:font-weight-complex="bold"/>
    </style:style>
    <style:style style:name="P92"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bold" officeooo:rsid="003bfa48" officeooo:paragraph-rsid="003bfa48" fo:background-color="transparent"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bold" officeooo:rsid="003c983e" officeooo:paragraph-rsid="003c983e" fo:background-color="transparent"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bold" officeooo:rsid="003da537" officeooo:paragraph-rsid="003da537" fo:background-color="transparent"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bold" officeooo:rsid="003e2032" officeooo:paragraph-rsid="003e2032" fo:background-color="transparent" style:font-size-asian="12pt" style:font-weight-asian="bold" style:font-size-complex="12pt" style:font-weight-complex="bold"/>
    </style:style>
    <style:style style:name="P96"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bold" officeooo:rsid="00391f89" officeooo:paragraph-rsid="00391f89" fo:background-color="transparent"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font-variant="normal" fo:text-transform="none" fo:color="#1c3643" style:font-name="Lato" fo:font-size="10.5pt" fo:letter-spacing="normal" fo:font-style="normal" fo:font-weight="bold" officeooo:rsid="003da537" officeooo:paragraph-rsid="003da537" fo:background-color="transparent" style:font-size-asian="12pt" style:font-weight-asian="normal" style:font-size-complex="12pt" style:font-weight-complex="normal" loext:padding-left="0in" loext:padding-right="0in" loext:padding-top="0in" loext:padding-bottom="0.1563in" loext:border-left="none" loext:border-right="none" loext:border-top="none" loext:border-bottom="0.06pt solid #dbdbe2"/>
    </style:style>
    <style:style style:name="P98" style:family="paragraph" style:parent-style-name="Standard">
      <style:paragraph-properties fo:text-align="justify" style:justify-single-word="false"/>
      <style:text-properties fo:font-variant="normal" fo:text-transform="none" fo:color="#1c3643" style:font-name="Lato" fo:font-size="10.5pt" fo:letter-spacing="normal" fo:font-style="normal" fo:font-weight="bold" officeooo:rsid="00418403" officeooo:paragraph-rsid="00418403" fo:background-color="transparent" style:font-size-asian="12pt" style:font-weight-asian="normal" style:font-size-complex="12pt" style:font-weight-complex="normal" loext:padding-left="0in" loext:padding-right="0in" loext:padding-top="0in" loext:padding-bottom="0.1563in" loext:border-left="none" loext:border-right="none" loext:border-top="none" loext:border-bottom="0.06pt solid #dbdbe2"/>
    </style:style>
    <style:style style:name="P99" style:family="paragraph" style:parent-style-name="Standard">
      <style:paragraph-properties fo:text-align="center" style:justify-single-word="false"/>
      <style:text-properties fo:font-variant="normal" fo:text-transform="none" fo:color="#1c3643" style:font-name="Lato" fo:font-size="12pt" fo:letter-spacing="normal" fo:font-style="normal" fo:font-weight="bold" officeooo:rsid="00356da0" officeooo:paragraph-rsid="00356da0" fo:background-color="transparent" style:font-size-asian="12pt" style:font-weight-asian="bold" style:font-size-complex="12pt" style:font-weight-complex="bold"/>
    </style:style>
    <style:style style:name="P100" style:family="paragraph" style:parent-style-name="Standard">
      <style:paragraph-properties fo:text-align="justify" style:justify-single-word="false"/>
      <style:text-properties fo:font-variant="normal" fo:text-transform="none" fo:color="#1c3643" style:font-name="Lato" fo:font-size="12pt" fo:letter-spacing="normal" fo:font-style="normal" fo:font-weight="normal" officeooo:rsid="00356da0" officeooo:paragraph-rsid="00356da0" fo:background-color="transparent" style:font-size-asian="12pt" style:font-weight-asian="bold" style:font-size-complex="12pt" style:font-weight-complex="bold"/>
    </style:style>
    <style:style style:name="P101"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normal" officeooo:rsid="00418403" officeooo:paragraph-rsid="00418403" style:text-blinking="false" fo:background-color="transparent"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normal" officeooo:rsid="0044c1d3" officeooo:paragraph-rsid="0044c1d3"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normal" officeooo:rsid="004808f4" officeooo:paragraph-rsid="004808f4" style:text-blinking="false" fo:background-color="transparent"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normal" officeooo:rsid="00497b3f" officeooo:paragraph-rsid="00497b3f" style:text-blinking="false" fo:background-color="transparent"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bold" officeooo:rsid="00418403" officeooo:paragraph-rsid="00418403" style:text-blinking="false" fo:background-color="transparent" style:font-size-asian="12pt" style:font-weight-asian="normal" style:font-size-complex="12pt" style:font-weight-complex="normal" loext:padding-left="0in" loext:padding-right="0in" loext:padding-top="0in" loext:padding-bottom="0.1563in" loext:border-left="none" loext:border-right="none" loext:border-top="none" loext:border-bottom="0.06pt solid #dbdbe2"/>
    </style:style>
    <style:style style:name="P106" style:family="paragraph" style:parent-style-name="Standard">
      <style:paragraph-properties fo:text-align="justify" style:justify-single-word="false"/>
      <style:text-properties fo:font-variant="normal" fo:text-transform="none" fo:color="#1c3643" style:text-line-through-style="none" style:text-line-through-type="none" style:font-name="Lato" fo:font-size="10.5pt" fo:letter-spacing="normal" fo:font-style="normal" style:text-underline-style="none" fo:font-weight="bold" officeooo:rsid="0044c1d3" officeooo:paragraph-rsid="0044c1d3" style:text-blinking="false" fo:background-color="transparent" style:font-size-asian="12pt" style:font-weight-asian="normal" style:font-size-complex="12pt" style:font-weight-complex="normal"/>
    </style:style>
    <style:style style:name="P107" style:family="paragraph" style:parent-style-name="Standard">
      <style:paragraph-properties fo:margin-left="0in" fo:margin-right="0in" fo:margin-top="0in" fo:margin-bottom="0.1563in" loext:contextual-spacing="false" fo:text-indent="0in" style:auto-text-indent="false"/>
      <style:text-properties fo:color="#000000" style:font-name="cooper hewittmedium" fo:font-size="18pt" fo:letter-spacing="normal" fo:font-weight="bold" fo:background-color="#ffffff" loext:padding-left="0in" loext:padding-right="0in" loext:padding-top="0in" loext:padding-bottom="0.1563in" loext:border-left="none" loext:border-right="none" loext:border-top="none" loext:border-bottom="0.06pt solid #dbdbe2"/>
    </style:style>
    <style:style style:name="P108" style:family="paragraph" style:parent-style-name="Text_20_body">
      <style:paragraph-properties fo:margin-left="0in" fo:margin-right="0in" fo:margin-top="0in" fo:margin-bottom="0in" loext:contextual-spacing="false" fo:text-indent="0in" style:auto-text-indent="false"/>
    </style:style>
    <style:style style:name="P10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0.5pt" fo:letter-spacing="normal" fo:font-style="normal" fo:font-weight="normal"/>
    </style:style>
    <style:style style:name="P1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style:style>
    <style:style style:name="P1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rsid="003e2032" officeooo:paragraph-rsid="003e2032"/>
    </style:style>
    <style:style style:name="P112" style:family="paragraph" style:parent-style-name="Text_20_body">
      <style:paragraph-properties fo:margin-left="0in" fo:margin-right="0in" fo:margin-top="0in" fo:margin-bottom="0in" loext:contextual-spacing="false" fo:orphans="2" fo:widows="2" fo:text-indent="0in" style:auto-text-indent="false"/>
    </style:style>
    <style:style style:name="P113" style:family="paragraph" style:parent-style-name="Text_20_body">
      <style:paragraph-properties fo:margin-left="0in" fo:margin-right="0in" fo:margin-top="0in" fo:margin-bottom="0in" loext:contextual-spacing="false" fo:line-height="171%" fo:orphans="2" fo:widows="2" fo:text-indent="0in" style:auto-text-indent="false" fo:padding="0in" fo:border="none"/>
      <style:text-properties fo:font-variant="normal" fo:text-transform="none" fo:color="#444444" style:font-name="Open Sans" fo:font-size="10.5pt" fo:letter-spacing="normal" fo:font-style="normal" fo:font-weight="normal"/>
    </style:style>
    <style:style style:name="P114" style:family="paragraph" style:parent-style-name="Text_20_body">
      <style:paragraph-properties fo:margin-left="0in" fo:margin-right="0in" fo:margin-top="0.0728in" fo:margin-bottom="0.0728in" loext:contextual-spacing="false" fo:orphans="2" fo:widows="2" fo:text-indent="0in" style:auto-text-indent="false"/>
      <style:text-properties fo:font-variant="normal" fo:text-transform="none" fo:color="#273b47" style:font-name="Lato" fo:font-size="12pt" fo:letter-spacing="normal" fo:font-style="normal" fo:font-weight="normal"/>
    </style:style>
    <style:style style:name="P115" style:family="paragraph" style:parent-style-name="Standard">
      <style:paragraph-properties fo:margin-left="0.1043in" fo:margin-right="0in" fo:margin-top="0in" fo:margin-bottom="0in" loext:contextual-spacing="false" fo:text-indent="0in" style:auto-text-indent="false"/>
      <style:text-properties fo:color="#ffffff" fo:font-weight="bold" fo:background-color="#0791e6" loext:padding="0in" loext:border="none"/>
    </style:style>
    <style:style style:name="P116" style:family="paragraph" style:parent-style-name="Text_20_body">
      <style:paragraph-properties fo:text-align="justify" style:justify-single-word="false"/>
      <style:text-properties fo:font-variant="normal" fo:text-transform="none" fo:color="#000000" style:font-name="cooper hewittmedium" fo:font-size="12pt" fo:letter-spacing="normal" fo:font-style="normal" fo:font-weight="normal" officeooo:rsid="00356da0" officeooo:paragraph-rsid="00356da0" fo:background-color="transparent" style:font-size-asian="10.5pt" style:font-weight-asian="normal" style:font-size-complex="12pt" style:font-weight-complex="normal"/>
    </style:style>
    <style:style style:name="P117" style:family="paragraph" style:parent-style-name="Text_20_body">
      <style:paragraph-properties fo:text-align="justify" style:justify-single-word="false"/>
      <style:text-properties fo:font-variant="normal" fo:text-transform="none" fo:color="#000000" style:font-name="cooper hewittmedium" fo:font-size="18pt" fo:letter-spacing="normal" fo:font-style="normal" fo:font-weight="normal" officeooo:rsid="003da537" officeooo:paragraph-rsid="003da537" fo:background-color="transparent" style:font-size-asian="12pt" style:font-weight-asian="normal" style:font-size-complex="12pt" style:font-weight-complex="normal"/>
    </style:style>
    <style:style style:name="P118" style:family="paragraph" style:parent-style-name="Text_20_body">
      <style:paragraph-properties fo:margin-left="0in" fo:margin-right="0.0728in" fo:margin-top="0in" fo:margin-bottom="0in" loext:contextual-spacing="false" fo:orphans="2" fo:widows="2" fo:text-indent="0in" style:auto-text-indent="false" fo:padding="0in" fo:border="none"/>
      <style:text-properties fo:font-variant="normal" fo:text-transform="none" fo:color="#273b47" style:font-name="Lato" fo:font-size="12pt" fo:letter-spacing="normal" fo:font-style="normal" fo:font-weight="normal"/>
    </style:style>
    <style:style style:name="P119" style:family="paragraph" style:parent-style-name="Standard">
      <style:paragraph-properties fo:margin-left="0in" fo:margin-right="0.0728in" fo:margin-top="0in" fo:margin-bottom="0in" loext:contextual-spacing="false" fo:orphans="2" fo:widows="2" fo:text-indent="0in" style:auto-text-indent="false" fo:padding="0in" fo:border="none"/>
      <style:text-properties fo:font-variant="normal" fo:text-transform="none" fo:color="#000000" style:font-name="cooper hewittmedium" fo:font-size="18pt" fo:letter-spacing="normal" fo:font-style="normal" fo:font-weight="bold" loext:padding-left="0in" loext:padding-right="0in" loext:padding-top="0in" loext:padding-bottom="0.1563in" loext:border-left="none" loext:border-right="none" loext:border-top="none" loext:border-bottom="0.06pt solid #dbdbe2"/>
    </style:style>
    <style:style style:name="P120" style:family="paragraph" style:parent-style-name="Heading_20_1">
      <style:paragraph-properties fo:text-align="justify" style:justify-single-word="false"/>
      <style:text-properties fo:font-variant="normal" fo:text-transform="none" fo:color="#444444" style:text-line-through-style="none" style:text-line-through-type="none" style:font-name="Open Sans" fo:font-size="10.5pt" fo:letter-spacing="normal" fo:font-style="normal" style:text-underline-style="none" fo:font-weight="bold" officeooo:rsid="0044c1d3" officeooo:paragraph-rsid="0044c1d3" style:text-blinking="false" fo:background-color="transparent" style:font-size-asian="12pt" style:font-weight-asian="bold" style:font-size-complex="12pt" style:font-weight-complex="bold"/>
    </style:style>
    <style:style style:name="P121" style:family="paragraph" style:parent-style-name="Text_20_body" style:list-style-name="L1">
      <style:paragraph-properties fo:margin-left="0in" fo:margin-right="0.0728in" fo:margin-top="0in" fo:margin-bottom="0in" loext:contextual-spacing="false" fo:orphans="2" fo:widows="2" fo:text-indent="0in" style:auto-text-indent="false" fo:padding="0in" fo:border="none"/>
      <style:text-properties fo:font-variant="normal" fo:text-transform="none" fo:color="#273b47" style:font-name="Lato" fo:font-size="12pt" fo:letter-spacing="normal" fo:font-style="normal" fo:font-weight="normal"/>
    </style:style>
    <style:style style:name="P122" style:family="paragraph" style:parent-style-name="Text_20_body" style:list-style-name="L2">
      <style:paragraph-properties fo:margin-left="0in" fo:margin-right="0.0728in" fo:margin-top="0in" fo:margin-bottom="0in" loext:contextual-spacing="false" fo:orphans="2" fo:widows="2" fo:text-indent="0in" style:auto-text-indent="false" fo:padding="0in" fo:border="none"/>
      <style:text-properties fo:font-variant="normal" fo:text-transform="none" fo:color="#273b47" style:font-name="Lato" fo:font-size="12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officeooo:rsid="0014fe08" style:font-weight-asian="normal" style:font-weight-complex="normal"/>
    </style:style>
    <style:style style:name="T3" style:family="text">
      <style:text-properties fo:font-weight="normal" officeooo:rsid="00181647" style:font-weight-asian="normal" style:font-weight-complex="normal"/>
    </style:style>
    <style:style style:name="T4" style:family="text">
      <style:text-properties fo:font-weight="normal" officeooo:rsid="0028d0a7" style:font-weight-asian="normal" style:font-weight-complex="normal"/>
    </style:style>
    <style:style style:name="T5" style:family="text">
      <style:text-properties fo:font-weight="normal" officeooo:rsid="0028f81c" style:font-weight-asian="normal" style:font-weight-complex="normal"/>
    </style:style>
    <style:style style:name="T6" style:family="text">
      <style:text-properties fo:font-weight="normal" officeooo:rsid="002f9ea1" style:font-weight-asian="normal" style:font-weight-complex="normal"/>
    </style:style>
    <style:style style:name="T7" style:family="text">
      <style:text-properties fo:font-weight="normal" officeooo:rsid="0031164a" style:font-weight-asian="normal" style:font-weight-complex="normal"/>
    </style:style>
    <style:style style:name="T8" style:family="text">
      <style:text-properties fo:background-color="#ffff00" loext:char-shading-value="0"/>
    </style:style>
    <style:style style:name="T9" style:family="text">
      <style:text-properties officeooo:rsid="00143944"/>
    </style:style>
    <style:style style:name="T10" style:family="text">
      <style:text-properties fo:font-variant="normal" fo:text-transform="none" fo:color="#273b47" style:font-name="Lato" fo:font-size="12pt" fo:letter-spacing="normal" fo:font-style="normal"/>
    </style:style>
    <style:style style:name="T11" style:family="text">
      <style:text-properties fo:font-variant="normal" fo:text-transform="none" fo:color="#273b47" style:font-name="Lato" fo:font-size="12pt" fo:letter-spacing="normal" fo:font-style="normal" fo:font-weight="normal"/>
    </style:style>
    <style:style style:name="T12" style:family="text">
      <style:text-properties fo:font-variant="normal" fo:text-transform="none" fo:color="#273b47" style:font-name="Lato" fo:font-size="12pt" fo:letter-spacing="normal" fo:font-style="normal" fo:font-weight="normal" style:font-weight-asian="normal" style:font-weight-complex="normal"/>
    </style:style>
    <style:style style:name="T13" style:family="text">
      <style:text-properties fo:font-variant="normal" fo:text-transform="none" fo:color="#273b47" style:font-name="Lato" fo:font-size="12pt" fo:letter-spacing="normal" fo:font-style="normal" officeooo:rsid="00181647"/>
    </style:style>
    <style:style style:name="T14" style:family="text">
      <style:text-properties fo:font-variant="normal" fo:text-transform="none" fo:color="#273b47" style:font-name="Lato" fo:font-size="12pt" fo:letter-spacing="normal" fo:font-style="normal" fo:font-weight="bold" officeooo:rsid="00143944" style:font-weight-asian="bold" style:font-weight-complex="bold"/>
    </style:style>
    <style:style style:name="T15" style:family="text">
      <style:text-properties fo:font-variant="normal" fo:text-transform="none" fo:color="#273b47" style:font-name="Lato" fo:font-size="12pt" fo:letter-spacing="normal" fo:font-style="normal" officeooo:rsid="00143944"/>
    </style:style>
    <style:style style:name="T16" style:family="text">
      <style:text-properties fo:font-variant="normal" fo:text-transform="none" fo:color="#273b47" fo:letter-spacing="normal"/>
    </style:style>
    <style:style style:name="T17" style:family="text">
      <style:text-properties fo:font-variant="normal" fo:text-transform="none" style:font-name="Lato" fo:font-size="12pt" fo:letter-spacing="normal" fo:font-style="normal"/>
    </style:style>
    <style:style style:name="T18" style:family="text">
      <style:text-properties fo:font-variant="normal" fo:text-transform="none" style:font-name="Lato" fo:font-size="12pt" fo:letter-spacing="normal" fo:font-style="normal" fo:font-weight="normal" style:font-weight-asian="normal" style:font-weight-complex="normal"/>
    </style:style>
    <style:style style:name="T19" style:family="text">
      <style:text-properties fo:font-variant="normal" fo:text-transform="none" style:font-name="Lato" fo:font-size="12pt" fo:letter-spacing="normal" fo:font-style="normal" fo:font-weight="normal" officeooo:rsid="001e93f2" style:font-weight-asian="normal" style:font-weight-complex="normal"/>
    </style:style>
    <style:style style:name="T20" style:family="text">
      <style:text-properties fo:font-variant="normal" fo:text-transform="none" fo:color="#800000" style:font-name="Lato" fo:font-size="12pt" fo:letter-spacing="normal" fo:font-style="normal" fo:font-weight="normal" style:font-weight-asian="normal" style:font-weight-complex="normal"/>
    </style:style>
    <style:style style:name="T21" style:family="text">
      <style:text-properties fo:font-variant="normal" fo:text-transform="none" fo:color="#800000" style:font-name="Lato" fo:font-size="12pt" fo:letter-spacing="normal" fo:font-style="normal" fo:font-weight="normal" officeooo:rsid="001e93f2" style:font-weight-asian="normal" style:font-weight-complex="normal"/>
    </style:style>
    <style:style style:name="T22" style:family="text">
      <style:text-properties fo:font-variant="normal" fo:text-transform="none" fo:color="#ff3333" style:font-name="Lato" fo:font-size="12pt" fo:letter-spacing="normal" fo:font-style="normal"/>
    </style:style>
    <style:style style:name="T23" style:family="text">
      <style:text-properties fo:font-variant="normal" fo:text-transform="none" fo:color="#0a8ecd" style:font-name="Lato" fo:font-size="12pt" fo:letter-spacing="normal" fo:font-style="normal" style:text-underline-style="solid" style:text-underline-width="auto" style:text-underline-color="font-color" fo:font-weight="normal"/>
    </style:style>
    <style:style style:name="T24" style:family="text">
      <style:text-properties fo:color="#ff3333"/>
    </style:style>
    <style:style style:name="T25" style:family="text">
      <style:text-properties fo:color="#ff3333" officeooo:rsid="001ee434"/>
    </style:style>
    <style:style style:name="T26" style:family="text">
      <style:text-properties fo:color="#ff3333" fo:font-weight="normal" officeooo:rsid="001ee434" style:font-weight-asian="normal" style:font-weight-complex="normal"/>
    </style:style>
    <style:style style:name="T27" style:family="text">
      <style:text-properties officeooo:rsid="0027e6ec"/>
    </style:style>
    <style:style style:name="T28" style:family="text">
      <style:text-properties fo:color="#273b47" fo:font-size="12pt"/>
    </style:style>
    <style:style style:name="T29" style:family="text">
      <style:text-properties fo:color="#273b47" fo:background-color="#ffffff" loext:char-shading-value="0" loext:padding="0in" loext:border="none"/>
    </style:style>
    <style:style style:name="T30" style:family="text">
      <style:text-properties fo:color="#273b47" style:font-name="Lato"/>
    </style:style>
    <style:style style:name="T31" style:family="text">
      <style:text-properties fo:color="#273b47" style:font-name="Lato" fo:font-weight="normal"/>
    </style:style>
    <style:style style:name="T32" style:family="text">
      <style:text-properties fo:font-weight="bold" style:font-weight-asian="bold" style:font-weight-complex="bold"/>
    </style:style>
    <style:style style:name="T33" style:family="text">
      <style:text-properties fo:font-weight="bold" officeooo:rsid="004d91a8" style:font-weight-asian="bold" style:font-weight-complex="bold"/>
    </style:style>
    <style:style style:name="T34" style:family="text">
      <style:text-properties officeooo:rsid="0028d0a7"/>
    </style:style>
    <style:style style:name="T35" style:family="text">
      <style:text-properties officeooo:rsid="0028f81c"/>
    </style:style>
    <style:style style:name="T36" style:family="text">
      <style:text-properties officeooo:rsid="00356da0"/>
    </style:style>
    <style:style style:name="T37" style:family="text">
      <style:text-properties fo:color="#1c3643" style:font-name="Lato" fo:font-size="10.5pt"/>
    </style:style>
    <style:style style:name="T38" style:family="text">
      <style:text-properties fo:color="#1c3643" style:font-name="Lato" fo:font-size="10.5pt" fo:font-style="normal"/>
    </style:style>
    <style:style style:name="T39" style:family="text">
      <style:text-properties fo:color="#1c3643" style:font-name="Lato" fo:font-size="10.5pt" fo:font-weight="normal"/>
    </style:style>
    <style:style style:name="T40" style:family="text">
      <style:text-properties fo:color="#1c3643" style:font-name="Lato" fo:font-size="10.5pt" fo:font-weight="normal" style:font-weight-asian="normal" style:font-weight-complex="normal"/>
    </style:style>
    <style:style style:name="T41" style:family="text">
      <style:text-properties fo:color="#1c3643" style:font-name="Lato" fo:font-size="10.5pt" fo:font-weight="bold" style:font-weight-asian="bold" style:font-weight-complex="bold"/>
    </style:style>
    <style:style style:name="T42" style:family="text">
      <style:text-properties fo:color="#1c3643" style:font-name="Lato" fo:font-weight="normal"/>
    </style:style>
    <style:style style:name="T43" style:family="text">
      <style:text-properties fo:color="#0a8ecd" style:text-line-through-style="none" style:text-line-through-type="none" style:font-name="Lato" fo:font-size="10.5pt" style:text-underline-style="none" style:text-blinking="false"/>
    </style:style>
    <text:list-style style:name="L1">
      <text:list-level-style-bullet text:level="1" text:style-name="Bullet_20_Symbols" style:num-suffix="." text:bullet-char="•">
        <style:list-level-properties text:space-before="-0.123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236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text:p>
      <text:p text:style-name="P2"/>
      <text:p text:style-name="P1">git es un sistema de control de versiones(es un sistema que registra los cambios realizados a en un archivo a lo largo del tiempo) por lo tanto git <text:span text:style-name="T8">es un sistema de control de versiones distribuido VCS</text:span></text:p>
      <text:p text:style-name="P1"/>
      <text:p text:style-name="P3">SE DIVIDEN EN TRES TIPOS</text:p>
      <text:p text:style-name="P3"/>
      <text:p text:style-name="P3">LOCAL:<text:span text:style-name="T1"> vive el mi pc</text:span></text:p>
      <text:p text:style-name="P3">CENTRALIZADO: <text:span text:style-name="T1">en un servidor</text:span></text:p>
      <text:p text:style-name="P3">DISTRIBUIDOS: <text:span text:style-name="T1">es el caso de git (cada uno que participa en el proyecto es un server)</text:span></text:p>
      <text:p text:style-name="P10"/>
      <text:p text:style-name="P2">BENEFICIOS</text:p>
      <text:p text:style-name="P2"/>
      <text:p text:style-name="P10"/>
      <text:p text:style-name="P10">1-git nace en 2005 y lo inventa linus torvalds</text:p>
      <text:p text:style-name="P10"/>
      <text:p text:style-name="P10">2-es veloz, rapido, fluido, sencillo, fuerte apollo en el desarrollo no lineal, <text:span text:style-name="T9">distribuido, manejar garndes proyectos</text:span></text:p>
      <text:p text:style-name="P10"/>
      <text:p text:style-name="P11">3-git es instantaneo</text:p>
      <text:p text:style-name="P11"/>
      <text:p text:style-name="P11">4-git trabaja offline</text:p>
      <text:p text:style-name="P11"/>
      <text:p text:style-name="P11">5-git tiene integridad(usa codigos SHA-1= es un conjunto de 40 caracteres hexadecimales que haran una referencia a cada cambio)</text:p>
      <text:p text:style-name="P11"/>
      <text:p text:style-name="P4">ESTADOS</text:p>
      <text:p text:style-name="P4"/>
      <text:p text:style-name="P11">git tiene 3 estados</text:p>
      <text:p text:style-name="P11"/>
      <text:p text:style-name="P11"/>
      <text:p text:style-name="P5">working directory:<text:span text:style-name="T2">cuando creas un archivo pero no ha sido incluido al repositorio</text:span></text:p>
      <text:p text:style-name="P5"/>
      <text:p text:style-name="P5">staigin area:<text:span text:style-name="T2">cuando preparas el archivo para entrarlo al repositorio es decir hay cambios en el, </text:span><text:span text:style-name="T3">hasya que <text:s/>no exista un commit estara en este estado</text:span></text:p>
      <text:p text:style-name="P5"/>
      <text:p text:style-name="P5">git directory(repository):<text:span text:style-name="T1"> </text:span><text:span text:style-name="T2">cuando ya son agregados al repositorio</text:span></text:p>
      <text:p text:style-name="P13"/>
      <text:p text:style-name="P6">QUE ES GITHUB</text:p>
      <text:p text:style-name="P12"/>
      <text:p text:style-name="P12"><text:span text:style-name="Strong_20_Emphasis"><text:span text:style-name="T10">GitHub</text:span></text:span><text:span text:style-name="T16"> </text:span><text:span text:style-name="T10">Es una plataforma Hosting en la que se almacenan los cambios de un proyecto. Además es una plataforma que funciona como una red social. Aquí, las personas que visiten tu sitio puedan darle estrellitas a los proyectos que hayas desarrollado.</text:span></text:p>
      <text:p text:style-name="P19"/>
      <text:p text:style-name="P19"/>
      <text:p text:style-name="P19"/>
      <text:p text:style-name="P19"/>
      <text:p text:style-name="P19"/>
      <text:p text:style-name="P19"><text:soft-page-break/></text:p>
      <text:p text:style-name="P29">INSTALACION DE GIT</text:p>
      <text:p text:style-name="P19"/>
      <text:p text:style-name="P20">se hace desde la pagina es muy sencillo</text:p>
      <text:p text:style-name="P20"/>
      <text:p text:style-name="P30">CONFIGURACION DE GIT</text:p>
      <text:p text:style-name="P20"/>
      <text:p text:style-name="P14"><text:span text:style-name="T10">git config - -global user.email “</text:span><text:a xlink:type="simple" xlink:href="mailto:jesusdario10@hotmail.com" text:style-name="Internet_20_link" text:visited-style-name="Visited_20_Internet_20_Link">jesusdario10@hotmail.com</text:a><text:span text:style-name="T10">”</text:span></text:p>
      <text:p text:style-name="P20">git config - -global user.name “jdaro10”</text:p>
      <text:p text:style-name="P20">git config - -global color.ui true =activa los colores</text:p>
      <text:p text:style-name="P20"/>
      <text:p text:style-name="P30">TERMINAL</text:p>
      <text:p text:style-name="P20"/>
      <text:p text:style-name="P20">mkdir = crea carpetas</text:p>
      <text:p text:style-name="P21">touch = crea archivos</text:p>
      <text:p text:style-name="P21">rm =borra archivos </text:p>
      <text:p text:style-name="P21">rm -rf = borra carpetas</text:p>
      <text:p text:style-name="P20">cd y cd .. =navegar en el directorio</text:p>
      <text:p text:style-name="P14"><text:span text:style-name="T10">ls = lista las carpetas del directorio </text:span><text:span text:style-name="T13">y archivos</text:span></text:p>
      <text:p text:style-name="P21">clear o crl +L = limpiar la teminal</text:p>
      <text:p text:style-name="P21">vin = ermite editar archivos desde el terminal</text:p>
      <text:p text:style-name="P21">wq= guarda los archivos que decidimos editar(w = write y q = quit de cerrar)</text:p>
      <text:p text:style-name="P21">control + h =muestra los archivos ocultos</text:p>
      <text:p text:style-name="P21"/>
      <text:p text:style-name="P21"/>
      <text:p text:style-name="P31">CREANDO REPOSITORIO</text:p>
      <text:p text:style-name="P31"/>
      <text:p text:style-name="P21">git init =inicia el repositorio</text:p>
      <text:p text:style-name="P21">git init nombrecarpeta = inicia repositorio dentro de una carpeta que crea</text:p>
      <text:p text:style-name="P21">git status = nos muestra el estado de los archivos en el repositorio</text:p>
      <text:p text:style-name="P21">git add = agrega los archivos al repositorio</text:p>
      <text:p text:style-name="P21">git add -A = agrega todos los archivos modificados al repositorio</text:p>
      <text:p text:style-name="P15"><text:span text:style-name="T10">git rm - - cached nombre_del_archivo= saca el archivo del </text:span><text:span text:style-name="T14">staigin area</text:span></text:p>
      <text:p text:style-name="P15"><text:span text:style-name="T15">g</text:span><text:span text:style-name="T10">it rm -f nombre_archivo=borra el archivo del git</text:span></text:p>
      <text:p text:style-name="P23"/>
      <text:p text:style-name="P23"/>
      <text:p text:style-name="P21">1-cuando creas un repositorio con git se crea una carpeta oculta que se llama .git</text:p>
      <text:p text:style-name="P21"/>
      <text:p text:style-name="P21">2- cuando creas un repositorio en git en la linea de comandos aparece master</text:p>
      <text:p text:style-name="P21"/>
      <text:p text:style-name="P21">3- cuando existen archivos que no han sido añados <text:s/>sale una x al lado del master</text:p>
      <text:p text:style-name="P21"/>
      <text:p text:style-name="P21">si borro la carpeta .git borrare mi repositorio de git soloo quedaran los archivos del directorio</text:p>
      <text:p text:style-name="P21"/>
      <text:p text:style-name="P21"/>
      <text:p text:style-name="P21"/>
      <text:p text:style-name="P22"/>
      <text:p text:style-name="P32"><text:soft-page-break/>LOS COMMIT</text:p>
      <text:p text:style-name="P15"><text:span text:style-name="T10">son la manera de confirmar los archivos en un repositorio y paarlos al tercer estado de git que es </text:span><text:span text:style-name="T14">git directory(repository) </text:span><text:span text:style-name="T15"><text:s/></text:span></text:p>
      <text:p text:style-name="P24"/>
      <text:p text:style-name="P16"><text:span text:style-name="T15">g</text:span><text:span text:style-name="T10">it commit -m “nombre del commit”</text:span></text:p>
      <text:p text:style-name="P23"/>
      <text:p text:style-name="P23">1-la x del master se quita</text:p>
      <text:p text:style-name="P23"/>
      <text:p text:style-name="P23">2- muestra informacion de lo agregado </text:p>
      <text:p text:style-name="P23"/>
      <text:p text:style-name="P25">3-git commit - -amend= renombrara el commit anterior y me pedira que nombre quiero ponerle</text:p>
      <text:p text:style-name="P23"/>
      <text:p text:style-name="P25">4- git commit – -amend “nombre del commit” = sobreescribe el commit anterior</text:p>
      <text:p text:style-name="P23"/>
      <text:p text:style-name="P23">[master (root-commit) fc8345e] inicializando el landing</text:p>
      <text:p text:style-name="P23"><text:s/>1 file changed, 0 insertions(+), 0 deletions(-)</text:p>
      <text:p text:style-name="P23"><text:s/>create mode 100644 index.html</text:p>
      <text:p text:style-name="P23"/>
      <text:p text:style-name="P33">ETIQUETANDO LOS COMMITS (git tag)</text:p>
      <text:p text:style-name="P33"/>
      <text:p text:style-name="P26">esto sirve para versionar los proyectos para eso usamos git tag</text:p>
      <text:p text:style-name="P26"/>
      <text:p text:style-name="P34">tipos de etiquetas:</text:p>
      <text:p text:style-name="P34"/>
      <text:p text:style-name="P7"><text:span text:style-name="T10">anotadas:</text:span><text:span text:style-name="T12"> requiere del nombre de referencia de la etiqueta <text:s/>y luego la version</text:span></text:p>
      <text:p text:style-name="P26"/>
      <text:p text:style-name="P27"><text:tab/>git tag -a 0.5 -m “version estable del proyecto”</text:p>
      <text:p text:style-name="P34"/>
      <text:p text:style-name="P7"><text:span text:style-name="T10">ligeras: </text:span><text:span text:style-name="T12">es la version es decir 1.0 o 2.0 etc</text:span></text:p>
      <text:p text:style-name="P26"/>
      <text:p text:style-name="P27"><text:tab/>git tag 0.5</text:p>
      <text:p text:style-name="P27"/>
      <text:p text:style-name="P8"><text:span text:style-name="T20">git tag -L </text:span><text:span text:style-name="T12">= lista las versiones del proyecto</text:span></text:p>
      <text:p text:style-name="P28"/>
      <text:p text:style-name="P28">para etiquetar commits pasados hay que tomar el SHA del commit y decir</text:p>
      <text:p text:style-name="P28"/>
      <text:p text:style-name="P28">git tag 0.3 codigo SHA ejemplo </text:p>
      <text:p text:style-name="P28"/>
      <text:p text:style-name="P35">git tag 0.3 c21bb36f65d06b0ea7929dd8037fc18e99821741 </text:p>
      <text:p text:style-name="P28"/>
      <text:p text:style-name="P28">para borrar los versionamientos es simple solo se ejecuta</text:p>
      <text:p text:style-name="P28"/>
      <text:p text:style-name="P8"><text:span text:style-name="T20">git tag -d 1.0 </text:span><text:span text:style-name="T12">= borra la version o etiqueta de ese commit </text:span></text:p>
      <text:p text:style-name="P28"/>
      <text:p text:style-name="P9"><text:span text:style-name="T12">git tag -f -a 0.1 -m “el cambio” <text:s/></text:span><text:span text:style-name="T21">c21bb36f65d06b0ea7929dd8037fc18e99821741</text:span></text:p>
      <text:p text:style-name="P36"/>
      <text:p text:style-name="P17"><text:span text:style-name="T19">e</text:span><text:span text:style-name="T18">ste ultimo renombra la version del commit elegido a 0.1</text:span></text:p>
      <text:p text:style-name="P38"><text:soft-page-break/>git tag -d 1.0 = borra la version</text:p>
      <text:p text:style-name="P41"/>
      <text:p text:style-name="P41"/>
      <text:p text:style-name="P46">GIT LOG</text:p>
      <text:p text:style-name="P46"/>
      <text:p text:style-name="P41">los logs son la historia de nuestro proyecto los log nos muestran</text:p>
      <text:p text:style-name="P41"/>
      <text:p text:style-name="P41">1-el codigo SHA del commit</text:p>
      <text:p text:style-name="P41">2-el autor del commit</text:p>
      <text:p text:style-name="P41">3-la fecha del commit</text:p>
      <text:p text:style-name="P41">4-el nombre del commit</text:p>
      <text:p text:style-name="P41"/>
      <text:p text:style-name="P18"><text:span text:style-name="T22">git log - -oneline</text:span><text:span text:style-name="T17">= nos dara el historial de commit en codigos de 7 digitos hexadecimales, no muestra el autor ni la fecha</text:span></text:p>
      <text:p text:style-name="P41"><text:s/></text:p>
      <text:p text:style-name="P41"/>
      <text:p text:style-name="P18"><text:span text:style-name="T17"><text:tab/></text:span><text:span text:style-name="T22">29e22d0 agregando hero</text:span></text:p>
      <text:p text:style-name="P41"/>
      <text:p text:style-name="P18"><text:span text:style-name="T22">git log - -oneline - -graph</text:span><text:span text:style-name="T17"> = me muestra el grafico de bifurcaciones entre ramas del proyecto</text:span></text:p>
      <text:p text:style-name="P41"/>
      <text:p text:style-name="P41"/>
      <text:p text:style-name="P41"/>
      <text:p text:style-name="P41">git log -3 = me muestra los ultimos 3 commits</text:p>
      <text:p text:style-name="P41"/>
      <text:p text:style-name="P41"/>
      <text:p text:style-name="P47">GIT DIFF (REVISANDO LOS CAMBIOS ENTRE VERSIONES)</text:p>
      <text:p text:style-name="P47"/>
      <text:p text:style-name="P42">git diff= nos permite ver que cambios hay entre el commit A y el commit B</text:p>
      <text:p text:style-name="P42"/>
      <text:p text:style-name="P42">se usa enviando el comando mas el codigo SHA-1</text:p>
      <text:p text:style-name="P42"/>
      <text:p text:style-name="P43">git diff <text:s/><text:span text:style-name="T25">29e22d0 </text:span><text:span text:style-name="T24">= </text:span>me mostrara con el simbolo + que fue lo que cambio</text:p>
      <text:p text:style-name="P43"/>
      <text:p text:style-name="P43">ahora si quiero comparar entre dos com<text:span text:style-name="T27">m</text:span>it </text:p>
      <text:p text:style-name="P43"/>
      <text:p text:style-name="P43">git diff <text:s/><text:span text:style-name="T25">29e22d0 <text:s/></text:span><text:span text:style-name="T24">30</text:span><text:span text:style-name="T25">e22</text:span><text:span text:style-name="T24">a</text:span><text:span text:style-name="T25">0 </text:span></text:p>
      <text:p text:style-name="P39"/>
      <text:p text:style-name="P44"><text:span text:style-name="T25">g</text:span><text:span text:style-name="T24">it diff [version1] vs [version2]</text:span></text:p>
      <text:p text:style-name="P40"/>
      <text:p text:style-name="P40"/>
      <text:p text:style-name="P40"/>
      <text:p text:style-name="P40"/>
      <text:p text:style-name="P40"/>
      <text:p text:style-name="P40"/>
      <text:p text:style-name="P40"/>
      <text:p text:style-name="P40"/>
      <text:p text:style-name="P40"/>
      <text:p text:style-name="P48"><text:soft-page-break/>GIT RESET –SOFT</text:p>
      <text:p text:style-name="P48"/>
      <text:p text:style-name="P48"/>
      <text:p text:style-name="P48"/>
      <text:p text:style-name="P49">existen tres tipos:</text:p>
      <text:p text:style-name="P49"/>
      <text:p text:style-name="P49"/>
      <text:p text:style-name="P49"/>
      <text:p text:style-name="P50">git reset - -soft<text:span text:style-name="T34">= </text:span><text:span text:style-name="T4">borra los commit desde el commit que le pase, </text:span><text:span text:style-name="T5">no se mete con el codigo lo deja en </text:span><text:span text:style-name="T9">staigin area:</text:span></text:p>
      <text:p text:style-name="P45"/>
      <text:p text:style-name="P51"><text:span text:style-name="T1">git reset - -soft <text:s/></text:span><text:span text:style-name="T26">29e22d0</text:span></text:p>
      <text:p text:style-name="P49"/>
      <text:p text:style-name="P50">git reset - -mixed<text:span text:style-name="T35">=</text:span><text:span text:style-name="T5"> borra los commit y tambien los quita del</text:span><text:span text:style-name="T35"> staigin area </text:span><text:span text:style-name="T5">y los deja en el</text:span><text:span text:style-name="T35"> working directory </text:span><text:span text:style-name="T5">no borra el codigo</text:span></text:p>
      <text:p text:style-name="P49"/>
      <text:p text:style-name="P49">git reset - -hard<text:span text:style-name="T35">= borra el comit o todos los comit y borra tambien el codigo</text:span></text:p>
      <text:p text:style-name="P49"/>
      <text:p text:style-name="P49"/>
      <text:p text:style-name="P49"/>
      <text:p text:style-name="P48"/>
      <text:p text:style-name="P80"><text:span text:style-name="T28">Alguna vez tuviste un error y quisiste borrar el commit que habías enviado. Para esto podemos hacer a través de git reset. Si quieres usar este comando debes tener mucho cuidado, porque puedes borrar muchos commits.</text:span><text:line-break/><text:span text:style-name="T28">El comando reset --soft nos permite identificar el commit que queremos resetear.</text:span></text:p>
      <text:p text:style-name="P48"/>
      <text:p text:style-name="P79">git reset --soft [SHA1]: Nos permite quitar los cambios de un commit específico. Deja los archivos en el staging area, listos para hacer un commit.</text:p>
      <text:p text:style-name="P79"/>
      <text:p text:style-name="P80">Hay que tener en cuenta que si usas</text:p>
      <text:p text:style-name="P80"/>
      <text:p text:style-name="P81"><text:span text:style-name="T32"> </text:span><text:span text:style-name="Strong_20_Emphasis"><text:span text:style-name="T32">git reset --soft [SHA1]:</text:span></text:span>Tienes 10 commits y borras el numero 7, los commits 8, 9 y 10 también se borran, y tendras un nuevo commit que tomara el numero 8.</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2"><text:soft-page-break/>Desafío: Configurar otro editor de texto</text:p>
      <text:p text:style-name="P52"/>
      <text:p text:style-name="P75">si no le pongo nombre a un commit git abrira un editor llamado vim</text:p>
      <text:p text:style-name="P59"/>
      <text:p text:style-name="P59"/>
      <text:p text:style-name="P60">git config --global core.editor "atom --wait"</text:p>
      <text:p text:style-name="P60"/>
      <text:p text:style-name="P60"/>
      <text:p text:style-name="P60"/>
      <text:p text:style-name="P60"/>
      <text:p text:style-name="P60"/>
      <text:p text:style-name="P60"/>
      <text:p text:style-name="P68">GIT BRANCH</text:p>
      <text:p text:style-name="P68"/>
      <text:p text:style-name="P69">HEAD : <text:span text:style-name="T1">es el commit donde me encuentro</text:span></text:p>
      <text:p text:style-name="P63"/>
      <text:p text:style-name="P69">RAMAS :<text:span text:style-name="T1"> es una linea de </text:span><text:span text:style-name="T6">t</text:span><text:span text:style-name="T1">iempo en el proyectos</text:span></text:p>
      <text:p text:style-name="P63"/>
      <text:p text:style-name="P63"/>
      <text:p text:style-name="P64">git branch nombre_rama= crea ramas</text:p>
      <text:p text:style-name="P64">git branch -L=lista las ramas</text:p>
      <text:p text:style-name="P64">git branch -d nombre_rama=borra ramas sin cambios dentro</text:p>
      <text:p text:style-name="P64">git branch -D <text:s/>nombre_rama= borra ramas con cambios dentro</text:p>
      <text:p text:style-name="P64">git branch -m nombre_rama nombrefinal=renombra las ramas</text:p>
      <text:p text:style-name="P65">git checkout -b nombrerama= crea una nueva rama y me mueve a ella</text:p>
      <text:p text:style-name="P65"/>
      <text:p text:style-name="P64"/>
      <text:p text:style-name="P37"><text:span text:style-name="T1">git checkout nombre_rama = navegar entre ramas, </text:span><text:span text:style-name="T7">tambien sirve para movernos entre comits</text:span></text:p>
      <text:p text:style-name="P64"/>
      <text:p text:style-name="P66">para movernos entre ramas debemos ir primero a master y luego a la rama</text:p>
      <text:p text:style-name="P66"/>
      <text:p text:style-name="P66">para movernos entre comits debemos ir primero a la rama master y despues al comit</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0"><text:soft-page-break/>GIT MERGE Y RESOLUCION DE CONFICTOS</text:p>
      <text:p text:style-name="P70"/>
      <text:p text:style-name="P61">es hora de llevar los cambios hechos en las bramas secundarias a la rama master</text:p>
      <text:p text:style-name="P61"/>
      <text:p text:style-name="P61">1-lo primero es pararnos sobre la rama que quiero que obtenga los cambios <text:span text:style-name="T32">MASTER</text:span></text:p>
      <text:p text:style-name="P71"/>
      <text:p text:style-name="P61">2- con<text:span text:style-name="T32"> git m</text:span><text:span text:style-name="T33">e</text:span><text:span text:style-name="T32">rge nombre_rama</text:span> me<text:span text:style-name="T36">z</text:span>c<text:span text:style-name="T36">l</text:span>o las ramas con la master</text:p>
      <text:p text:style-name="P61"/>
      <text:p text:style-name="P61"><text:s/></text:p>
      <text:p text:style-name="P72">REESCRIBIENDO LA HISTORIA DEL PROYECTO</text:p>
      <text:p text:style-name="P72"/>
      <text:p text:style-name="P62">git rebase = reescribe el historial del proyecto</text:p>
      <text:p text:style-name="P62"/>
      <text:p text:style-name="P116"><text:span text:style-name="Strong_20_Emphasis"><text:span text:style-name="T39">git rebase</text:span></text:span><text:span text:style-name="T37">: hace prácticamente lo mismo que </text:span><text:span text:style-name="Emphasis"><text:span text:style-name="T38">merge</text:span></text:span><text:span text:style-name="T37">, cambiamos la historia de nuestro proyecto sin crear bifurcaciones del proyecto. Es mejor usar </text:span><text:span text:style-name="Strong_20_Emphasis"><text:span text:style-name="T39">merge</text:span></text:span><text:span text:style-name="T37"><text:line-break/>Usar solo git rebase de manera local.</text:span></text:p>
      <text:p text:style-name="P109">-i: de manera interactiva, nos abrira el editor que tengamos definido en la configuración de git.</text:p>
      <text:p text:style-name="P62"/>
      <text:p text:style-name="P62"/>
      <text:p text:style-name="P62"/>
      <text:p text:style-name="P115"/>
      <text:p text:style-name="P107">git stash (Guardando cambios temporalmente)</text:p>
      <text:p text:style-name="P108"><text:span text:style-name="T29">¿Qué tal si aún no estás listo para confirmar ningún cambio? </text:span><text:span text:style-name="Strong_20_Emphasis"><text:span text:style-name="T29">Stash</text:span></text:span><text:span text:style-name="T29"> es un estado que tenemos como intermedio. Para esto debemos ir a alguna de nuestras ramas y usando el comando </text:span><text:span text:style-name="Strong_20_Emphasis"><text:span text:style-name="T29">git stash</text:span></text:span><text:span text:style-name="T29"> que nos permite hacer cambios, pero no confirmarlos.</text:span></text:p>
      <text:p text:style-name="P62"/>
      <text:p text:style-name="P73"><text:span text:style-name="Strong_20_Emphasis"><text:span text:style-name="T37">git stash</text:span></text:span><text:span text:style-name="T39">: es otro de los limbos, como el staging area. Para agregar los cambios estos deben estar en el staging area.</text:span><text:line-break/><text:span text:style-name="Strong_20_Emphasis"><text:span text:style-name="T37">git stash list</text:span></text:span><text:span text:style-name="T39">: nos muestra la lista de stash que tengamos.</text:span><text:line-break/><text:span text:style-name="Strong_20_Emphasis"><text:span text:style-name="T37">git stash drop stash@{numero}</text:span></text:span><text:span text:style-name="T39">: nos permite borrar un stash.</text:span><text:line-break/><text:span text:style-name="Strong_20_Emphasis"><text:span text:style-name="T37">git stash apply</text:span></text:span><text:span text:style-name="T39">: aplicamos el último cambio</text:span></text:p>
      <text:p text:style-name="P82"/>
      <text:p text:style-name="P82"/>
      <text:p text:style-name="P99"/>
      <text:p text:style-name="P99"/>
      <text:p text:style-name="P99"/>
      <text:p text:style-name="P99"/>
      <text:p text:style-name="P99"/>
      <text:p text:style-name="P99"/>
      <text:p text:style-name="P99"/>
      <text:p text:style-name="P99"/>
      <text:p text:style-name="P99"/>
      <text:p text:style-name="P99"/>
      <text:p text:style-name="P99"><text:soft-page-break/>Cherry pick eligiendo commits selectivamente</text:p>
      <text:p text:style-name="P99"/>
      <text:p text:style-name="P74"><text:span text:style-name="T31">Si estás trabajando en una rama, pero de repente notas que hiciste un cambio en la rama que no debías, para esto podemos usar </text:span><text:span text:style-name="Strong_20_Emphasis"><text:span text:style-name="T30">cherry pick</text:span></text:span><text:span text:style-name="T31">. Este comando nos puede salvar la vida, ya que nos permite sacar cambios específicos de una rama y mezclarlos en otra.</text:span></text:p>
      <text:p text:style-name="P100"/>
      <text:p text:style-name="P74"><text:span text:style-name="Strong_20_Emphasis"><text:span text:style-name="T37">git cherry-pick [SHA1]</text:span></text:span><text:span text:style-name="T42"> </text:span><text:span text:style-name="T39">nos permite cambiar un commit a otra rama para salvarnos la vida.</text:span></text:p>
      <text:p text:style-name="P83"/>
      <text:p text:style-name="P83"/>
      <text:p text:style-name="P83"/>
      <text:p text:style-name="P83"/>
      <text:p text:style-name="P83"/>
      <text:p text:style-name="P91">GIT HUB</text:p>
      <text:p text:style-name="P91"/>
      <text:p text:style-name="P96">git clone/fork (Clonando repositorios remotos)</text:p>
      <text:p text:style-name="P96"/>
      <text:p text:style-name="P84"/>
      <text:p text:style-name="P85">cuando se invoca un repositorio desde github a git a ese proceso se le llama clonacion, lo podemos hacer de 2 formas usando https o ssh</text:p>
      <text:p text:style-name="P85"/>
      <text:p text:style-name="P56"><text:span text:style-name="T37">git clone </text:span><text:a xlink:type="simple" xlink:href="https://github.com/jesusdario10/invie-github.git" text:style-name="Internet_20_link" text:visited-style-name="Visited_20_Internet_20_Link">https://github.com/jesusdario10/invie-github.git</text:a><text:span text:style-name="T37"> </text:span></text:p>
      <text:p text:style-name="P85"/>
      <text:p text:style-name="P85"/>
      <text:p text:style-name="P57"><text:span text:style-name="T37">para lograr una cominicacion con git y github existe una herramienta que se llama las llaves </text:span><text:span text:style-name="T41">ssh </text:span></text:p>
      <text:p text:style-name="P92"/>
      <text:p text:style-name="P86">para crearlas <text:s/>usamos el comandos</text:p>
      <text:p text:style-name="P86"/>
      <text:p text:style-name="P53"><text:span text:style-name="T37">ssh-keygen -t rsa -b 4096 -C “</text:span><text:a xlink:type="simple" xlink:href="mailto:jesusdario10@hotmail.com" text:style-name="Internet_20_link" text:visited-style-name="Visited_20_Internet_20_Link">jesusdario10@hotmail.com</text:a><text:span text:style-name="T37">”</text:span></text:p>
      <text:p text:style-name="P92"/>
      <text:p text:style-name="P86">creara la llave ssh</text:p>
      <text:p text:style-name="P86"/>
      <text:p text:style-name="P86"/>
      <text:p text:style-name="P93">sudo apt-get install xclip </text:p>
      <text:p text:style-name="P54"><text:span text:style-name="T37">xclip -sel clip &lt; ~/.ssh/id_rsa.pub</text:span><text:span text:style-name="T40">= copiara la llave en ubuntu</text:span></text:p>
      <text:p text:style-name="P87"/>
      <text:p text:style-name="P88">la llave ya la tendremos copiada en el portapapeles</text:p>
      <text:p text:style-name="P88"/>
      <text:p text:style-name="P55"><text:span text:style-name="T40">ssh-rsa AAAAB3NzaC1yc2EAAAADAQABAAACAQDnaEZ8Y40Apm183wr9cc2lhP4kQ51OBdBKqbpLqaTPUdLQt5h58kAok8o4GSWcMhq5N9Mo5kEAXAiPc5foCTk15qCCu8QcxxvV+wGE8DDOoHVmypDIeyjzybzU8A1xfiK9jp6waRT3ZsCPrsSFXi5Y9GSLNM9kt+INxecSLuqEByC9SpehphUp8gPYer1+c3hCRj2UJmYCBkh7BKvZ6MI84kEUy7VNzCigjx62LQi2cyOzT9W2A7UPoxr8M17i2mLtM3+ws3tqxK39qMF4OaeVVRHTe480VNDLQiVj5M/mdjTEeEDbzFpAq2mBHyaL2db+20uDDq6NdnhCkRG1ywE5DNEqZZDECak3zxLm1JVk4QUvqkap7xtfwFQH6Pc4ZZA6SjqTkjxG6VNhTFWEcyTXzNdR5qvy6UHTVs3Aagv+SG/LmlSlkn/aQE5g0zwD0jTaT3s8YgL6qm9pqrUGY7SUc06ZGjgNq+/q1AcyCh7e13QXX2RcHjB6H7PsiGeeMcy1BhSmrJlunqtUZZiEjrtqhrQkutRL+CkcMmXvyOcH48tVHQ2debLrW++eiQY5gAeHqD2w7KtNMOi6ebn99oIdYbWK7dg82/+UowDlzknuqSPScFlTUSO8bH7hajgTRKxZi9GzuN+OxTM/fOHhel3MumZsmJUjBWMO8JhnV0pMaw== “</text:span><text:a xlink:type="simple" xlink:href="mailto:jesusdario10@hotmail.com" text:style-name="Internet_20_link" text:visited-style-name="Visited_20_Internet_20_Link">jesusdario10@hotmail.com</text:a><text:span text:style-name="T40">”</text:span></text:p>
      <text:p text:style-name="P88"><text:soft-page-break/></text:p>
      <text:p text:style-name="P88"/>
      <text:p text:style-name="P88"/>
      <text:p text:style-name="P88">3-luego iremos a github en la parte de configuraciones o ajustes, y buscaremos la parte donde dice CLAVES SSH y GPG, daremos click aparecera la opcion de añadir una nueva llave ssh, le daremos un nombre y pegaremos la llave.</text:p>
      <text:p text:style-name="P88"/>
      <text:p text:style-name="P88"/>
      <text:p text:style-name="P94">CREANDO CONECION DESDE REPOSITORIO LOCAL A GITHUB</text:p>
      <text:p text:style-name="P94"/>
      <text:p text:style-name="P117"><text:span text:style-name="T41">git remote add </text:span><text:span text:style-name="Strong_20_Emphasis"><text:span text:style-name="T41">[nombre?por convencion origin][url/ssh]</text:span></text:span><text:span text:style-name="T41"> :</text:span><text:span text:style-name="T37"> funciona para añadir un repositorio remoto a nuestro repositorio local.</text:span></text:p>
      <text:p text:style-name="P109"><text:span text:style-name="T32">git remote -v : </text:span>funciona para comprobar que el repositorio remoto fue añadido correctamente.</text:p>
      <text:p text:style-name="P109"/>
      <text:p text:style-name="P109"><text:span text:style-name="T32">git remote remove origin: </text:span>funciona para remover los repositorios remotos.</text:p>
      <text:p text:style-name="P88"/>
      <text:p text:style-name="P88"/>
      <text:p text:style-name="P97">git pull/fetch (Trayendo cambios desde el repositorio remoto)</text:p>
      <text:p text:style-name="P112"><text:span text:style-name="T11">Vamos a compartir nuestro código con el repositorio remoto. Antes de poder enviar cambios tengo que tener los mismos cambios en el repositorio remoto que en el repositorio local.<text:line-break/>Para traer los cambios del repositorios remoto vamos a usar el comando </text:span><text:span text:style-name="Strong_20_Emphasis"><text:span text:style-name="T11">git fetch.</text:span></text:span><text:span text:style-name="T11"> Este comando recibe dos parámetros 1. desde donde y hacia donde van.<text:line-break/>Luego de traer los cambios, debemos mezclarlos con la rama que estamos usando en local. Para esto usamos git merge.</text:span></text:p>
      <text:p text:style-name="P110"/>
      <text:p text:style-name="P111">1-traer los archivos de la nuve antes de mezclar</text:p>
      <text:p text:style-name="P111"/>
      <text:p text:style-name="P111">git fetch origin master</text:p>
      <text:p text:style-name="P111"/>
      <text:p text:style-name="P111">2-mezclar los archivos del repo en github con los de git local</text:p>
      <text:p text:style-name="P111"/>
      <text:p text:style-name="P111">git merge origin/master --allow-unrelated-histories</text:p>
      <text:p text:style-name="P89"/>
      <text:p text:style-name="P89"/>
      <text:p text:style-name="P95">otra forma que lo hace automatico es</text:p>
      <text:p text:style-name="P95"/>
      <text:p text:style-name="P58"><text:span text:style-name="T41">git pull origin master</text:span><text:span text:style-name="T37"> me fusiona las ramas y los trae</text:span></text:p>
      <text:p text:style-name="P90"/>
      <text:p text:style-name="P90"/>
      <text:p text:style-name="P90"/>
      <text:p text:style-name="P90"/>
      <text:p text:style-name="P90"/>
      <text:p text:style-name="P90"/>
      <text:p text:style-name="P90"/>
      <text:p text:style-name="P90"/>
      <text:p text:style-name="P98"><text:soft-page-break/>Explorando la plataforma de GitHub</text:p>
      <text:p text:style-name="P114">Watch</text:p>
      <text:list xml:id="list2414616953663566459" text:style-name="L1">
        <text:list-item>
          <text:p text:style-name="P121">Podemos calificar los proyectos que hemos creado.</text:p>
        </text:list-item>
        <text:list-item>
          <text:p text:style-name="P121">Podemos ver las estadísticas de nuestro proyecto.</text:p>
        </text:list-item>
        <text:list-item>
          <text:p text:style-name="P121">También las personas que le han hecho fork.</text:p>
        </text:list-item>
        <text:list-item>
          <text:p text:style-name="P121">Podemos proteger ciertas ramas del proyecto.</text:p>
        </text:list-item>
      </text:list>
      <text:p text:style-name="P118"/>
      <text:p text:style-name="P119">GitHub Projects, el SCRUM de GitHub</text:p>
      <text:p text:style-name="P112"><text:span text:style-name="Strong_20_Emphasis"><text:span text:style-name="T11">GitHub</text:span></text:span><text:span text:style-name="T11"> tiene unas herramientas increíbles para nuestros proyectos. Una de estas herramientas es el </text:span><text:span text:style-name="Strong_20_Emphasis"><text:span text:style-name="T11">projects</text:span></text:span><text:span text:style-name="T11"> de </text:span><text:span text:style-name="Strong_20_Emphasis"><text:span text:style-name="T11">GitHub,</text:span></text:span><text:span text:style-name="T11"> la cual nos da la posibilidad de tener un mayor control del desarrollo de nuestro proyecto.<text:line-break/>Aquí como en la metodología de </text:span><text:span text:style-name="Strong_20_Emphasis"><text:span text:style-name="T11">SCRUM</text:span></text:span><text:span text:style-name="T11"> tenemos la posibilidad de saber qué tenemos pendiente por hacer, cuáles son las features que se encuentran en desarrollo, identificar los bugs que emergen de nuestro proyecto, y los features que debemos revisar.</text:span></text:p>
      <text:p text:style-name="P118"/>
      <text:p text:style-name="P118"/>
      <text:p text:style-name="P119">Creando un template para issues</text:p>
      <text:p text:style-name="P114">Lo ideal es que siempre que creemos un proyecto tengamos un template para enviar pull requests o cuando tengamos issues.</text:p>
      <text:p text:style-name="P118"/>
      <text:p text:style-name="P58"><text:span text:style-name="T37">En GitHub puedes crear un template para los issues, basta con crear un archivo llamado </text:span><text:span text:style-name="Strong_20_Emphasis"><text:span text:style-name="T37">issue_template.md</text:span></text:span><text:span text:style-name="T37"> y definir los lineamientos para reportar un issue, ahora al generar un nuevo issue se mostrará el nuevo template.<text:line-break/>Recuerda que los archivos </text:span><text:span text:style-name="Strong_20_Emphasis"><text:span text:style-name="T37">.md</text:span></text:span><text:span text:style-name="T37"> por dentro contienen sintaxis </text:span><text:a xlink:type="simple" xlink:href="https://github.com/adam-p/markdown-here/wiki/Markdown-Cheatsheet" office:target-frame-name="_blank" xlink:show="new" text:style-name="Internet_20_link" text:visited-style-name="Visited_20_Internet_20_Link"><text:span text:style-name="T43">markdown</text:span></text:a><text:span text:style-name="T37"> para dar estilos a tu texto, puedes usar </text:span><text:a xlink:type="simple" xlink:href="https://guides.github.com/pdfs/markdown-cheatsheet-online.pdf" office:target-frame-name="_blank" xlink:show="new" text:style-name="Internet_20_link" text:visited-style-name="Visited_20_Internet_20_Link"><text:span text:style-name="T43">esta guia</text:span></text:a></text:p>
      <text:p text:style-name="P101"/>
      <text:p text:style-name="P101"/>
      <text:p text:style-name="P105">.gitignore (Ignorando archivos no deseados)</text:p>
      <text:p text:style-name="P114">Si tienes archivos que no pueden ser públicos, como archivos de configuración con contraseñas, lo ideal es que no los subas a tu repositorio, estos archivos los puedes poner en el archivo .gitignore.</text:p>
      <text:p text:style-name="P101"/>
      <text:p text:style-name="P102">Hay que crear un archivo .gitignore y dentro escribimos los nombres de los archivos que no quiero subir al repositorio</text:p>
      <text:p text:style-name="P102"/>
      <text:p text:style-name="P102">git ignore.io es una herramienta que nos mostrata el tipo de codigo de nuestro proyecto y asi agregar el gitignore</text:p>
      <text:p text:style-name="P102"/>
      <text:p text:style-name="P106"><text:soft-page-break/>Pull Request (Colabora a proyectos externos)</text:p>
      <text:p text:style-name="P106"/>
      <text:p text:style-name="P106"/>
      <text:p text:style-name="P102">Pull Request: Una solicitud al administrador del repositorio para que realizar un merge de los cambios que realice.</text:p>
      <text:p text:style-name="P102"/>
      <text:p text:style-name="P76">Issues y Milestones (Reportando y monitoreando errores eficientemente)</text:p>
      <text:p text:style-name="P76"/>
      <text:p text:style-name="P102"><text:span text:style-name="T32">Issues:</text:span> Sirve para reportar un problema o sugerir algún cambio que para el repositorio.</text:p>
      <text:p text:style-name="P102"/>
      <text:p text:style-name="P102"/>
      <text:p text:style-name="P102"><text:span text:style-name="T32">Milestones:</text:span> Forma para agrupar Issues o Pull Request.</text:p>
      <text:p text:style-name="P102"/>
      <text:h text:style-name="P120" text:outline-level="1">¿Qué es un pull request?</text:h>
      <text:p text:style-name="P113">Un pull request es una petición que el propietario de un fork de un repositorio hace al propietario del repositorio original para que este último incorpore los commits que están en el fork. En el caso que nos ocupa, el usuario aprendegit-user1 le enviará la petición a aalbagarcia para que este último incorpore los commits que tiene en su fork.</text:p>
      <text:p text:style-name="P103"/>
      <text:p text:style-name="P103"/>
      <text:p text:style-name="P77">GitHub Pages, hosting gratuito de archivos estáticos</text:p>
      <text:p text:style-name="P112"><text:span text:style-name="Strong_20_Emphasis"><text:span text:style-name="T11">GitHub</text:span></text:span><text:span text:style-name="T11"> nos permite publicar nuestros proyectos a tráves de </text:span><text:span text:style-name="Strong_20_Emphasis"><text:span text:style-name="T11">GitHub Pages.</text:span></text:span><text:span text:style-name="T11"><text:line-break/>Los </text:span><text:span text:style-name="Strong_20_Emphasis"><text:span text:style-name="T11">GitHubs</text:span></text:span><text:span text:style-name="T11"> pages almacenan código estático.</text:span></text:p>
      <text:p text:style-name="P103"/>
      <text:p text:style-name="P103"/>
      <text:p text:style-name="P104">Solo almacenan codigo estatico </text:p>
      <text:p text:style-name="P104"/>
      <text:p text:style-name="P104"/>
      <text:p text:style-name="P78">Dominios personalizados en Github</text:p>
      <text:p text:style-name="P112"><text:span text:style-name="Strong_20_Emphasis"><text:span text:style-name="T11">GitHub</text:span></text:span><text:span text:style-name="T11"> me permite personalizar la URL de mi </text:span><text:span text:style-name="Strong_20_Emphasis"><text:span text:style-name="T11">GitHub Pages</text:span></text:span><text:span text:style-name="T11">, primero debo comprar el dominio, nosotros usamos </text:span><text:a xlink:type="simple" xlink:href="http://namecheap.com/" office:target-frame-name="_blank" xlink:show="new" text:style-name="Internet_20_link" text:visited-style-name="Visited_20_Internet_20_Link"><text:span text:style-name="T23">namecheap.com</text:span></text:a><text:span text:style-name="T11">.<text:line-break/>En el dashboard de namecheap vamos a manage nuestro dominio, vamos a configurar los DNS.<text:line-break/>En </text:span><text:span text:style-name="Strong_20_Emphasis"><text:span text:style-name="T11">GitHub</text:span></text:span><text:span text:style-name="T11"> vamos a settings y creamos un custom URL.<text:line-break/>Creamos en el proyecto el archivo CNAME y en el ponemos la URL del dominio que compramos.<text:line-break/>La ip de GitHub es 192.168.252.153 - 192.168.252.154.</text:span></text:p>
      <text:p text:style-name="P104"/>
      <text:p text:style-name="P78"><text:soft-page-break/>GitHub Desktop, todo lo que necesitas de Git en una sola herramienta gráfica</text:p>
      <text:p text:style-name="P112"><text:span text:style-name="T11">Interfaz de escritorio en </text:span><text:a xlink:type="simple" xlink:href="http://desktop.github.com/" office:target-frame-name="_blank" xlink:show="new" text:style-name="Internet_20_link" text:visited-style-name="Visited_20_Internet_20_Link"><text:span text:style-name="T23">desktop.github.com</text:span></text:a><text:span text:style-name="T11"> para que puedas trabajar gráficamente desde tu PC. Desarrollada en Electron. Lo primero que debes hacer es iniciar sesión, luego clonar el proyecto.</text:span></text:p>
      <text:list xml:id="list5061072351060167130" text:style-name="L2">
        <text:list-item>
          <text:p text:style-name="P122">Puedes ver todo el historial de tu proyecto de una manera muy amigable.</text:p>
        </text:list-item>
        <text:list-item>
          <text:p text:style-name="P122">Quien hace los cambios, quien los aprueba.<text:line-break/>-También puedes navegar en todos tus repositorios.</text:p>
        </text:list-item>
        <text:list-item>
          <text:p text:style-name="P122">Puedes hacer cambios.</text:p>
        </text:list-item>
      </text:list>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Open Sans" svg:font-family="'Open Sans', Helvetica, Arial, sans-serif"/>
    <style:font-face style:name="cooper hewittmedium" svg:font-family="'cooper hewittmediu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7:14:57.212106102</meta:creation-date>
    <meta:generator>LibreOffice/5.1.6.2$Linux_X86_64 LibreOffice_project/10m0$Build-2</meta:generator>
    <dc:date>2017-10-13T09:35:17.302532730</dc:date>
    <meta:editing-duration>PT9H51M24S</meta:editing-duration>
    <meta:editing-cycles>15</meta:editing-cycles>
    <meta:document-statistic meta:table-count="0" meta:image-count="0" meta:object-count="0" meta:page-count="12" meta:paragraph-count="189" meta:word-count="2296" meta:character-count="14315" meta:non-whitespace-character-count="12187"/>
  </office:meta>
</office:document-meta>
</file>